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sql&gt; create user tushar@localhost identified by 'tushar123';</text:p>
      <text:p text:style-name="P1">ERROR 1396 (HY000): Operation CREATE USER failed for 'tushar'@'localhost'</text:p>
      <text:p text:style-name="P1">mysql&gt; drop user tushar@localhost;</text:p>
      <text:p text:style-name="P1">Query OK, 0 rows affected (0.20 sec)</text:p>
      <text:p text:style-name="P1"/>
      <text:p text:style-name="P1">mysql&gt; select * from stud1;</text:p>
      <text:p text:style-name="P1"/>
      <text:p text:style-name="P1">mysql&gt; create user tushar@localhost identified by 'tushar123';</text:p>
      <text:p text:style-name="P1">Query OK, 0 rows affected (0.53 sec)</text:p>
      <text:p text:style-name="P1"/>
      <text:p text:style-name="P1">mysql&gt; ^DBye</text:p>
      <text:p text:style-name="P1">mitu@skillologies:~$ mysql -u tushar -p</text:p>
      <text:p text:style-name="P1">Enter password: </text:p>
      <text:p text:style-name="P1">Welcome to the MySQL monitor. <text:s/>Commands end with ; or \g.</text:p>
      <text:p text:style-name="P1">Your MySQL connection id is 9</text:p>
      <text:p text:style-name="P1">Server version: 8.0.34-0ubuntu0.20.04.1 (Ubuntu)</text:p>
      <text:p text:style-name="P1"/>
      <text:p text:style-name="P1">Copyright (c) 2000, 2023, Oracle and/or its affiliates.</text:p>
      <text:p text:style-name="P1"/>
      <text:p text:style-name="P1">Oracle is a registered trademark of Oracle Corporation and/or its</text:p>
      <text:p text:style-name="P1">affiliates. Other names may be trademarks of their respective</text:p>
      <text:p text:style-name="P1">owners.</text:p>
      <text:p text:style-name="P1"/>
      <text:p text:style-name="P1">Type 'help;' or '\h' for help. Type '\c' to clear the current input statement.</text:p>
      <text:p text:style-name="P1"/>
      <text:p text:style-name="P1">mysql&gt; show tables;</text:p>
      <text:p text:style-name="P1">ERROR 1046 (3D000): No database selected</text:p>
      <text:p text:style-name="P1">mysql&gt; show databases;</text:p>
      <text:p text:style-name="P1">+--------------------+</text:p>
      <text:p text:style-name="P1">| Database <text:s text:c="10"/>|</text:p>
      <text:p text:style-name="P1">+--------------------+</text:p>
      <text:p text:style-name="P1">| information_schema |</text:p>
      <text:p text:style-name="P1">| performance_schema |</text:p>
      <text:p text:style-name="P1">+--------------------+</text:p>
      <text:p text:style-name="P1">2 rows in set (0.06 sec)</text:p>
      <text:p text:style-name="P1"/>
      <text:p text:style-name="P1">mysql&gt; ^DBye</text:p>
      <text:p text:style-name="P1">mitu@skillologies:~$ mysql -u root -p</text:p>
      <text:p text:style-name="P1">Enter password: </text:p>
      <text:p text:style-name="P1">Welcome to the MySQL monitor. <text:s/>Commands end with ; or \g.</text:p>
      <text:p text:style-name="P1">Your MySQL connection id is 10</text:p>
      <text:p text:style-name="P1">Server version: 8.0.34-0ubuntu0.20.04.1 (Ubuntu)</text:p>
      <text:p text:style-name="P1"/>
      <text:p text:style-name="P1">Copyright (c) 2000, 2023, Oracle and/or its affiliates.</text:p>
      <text:p text:style-name="P1"/>
      <text:p text:style-name="P1">Oracle is a registered trademark of Oracle Corporation and/or its</text:p>
      <text:p text:style-name="P1">affiliates. Other names may be trademarks of their respective</text:p>
      <text:p text:style-name="P1">owners.</text:p>
      <text:p text:style-name="P1"/>
      <text:p text:style-name="P1">Type 'help;' or '\h' for help. Type '\c' to clear the current input statement.</text:p>
      <text:p text:style-name="P1"><text:soft-page-break/></text:p>
      <text:p text:style-name="P1">mysql&gt; show databases;</text:p>
      <text:p text:style-name="P1">+--------------------+</text:p>
      <text:p text:style-name="P1">| Database <text:s text:c="10"/>|</text:p>
      <text:p text:style-name="P1">+--------------------+</text:p>
      <text:p text:style-name="P1">| college <text:s text:c="11"/>|</text:p>
      <text:p text:style-name="P1">| demo <text:s text:c="14"/>|</text:p>
      <text:p text:style-name="P1">| info <text:s text:c="14"/>|</text:p>
      <text:p text:style-name="P1">| information_schema |</text:p>
      <text:p text:style-name="P1">| mydata <text:s text:c="12"/>|</text:p>
      <text:p text:style-name="P1">| mydb <text:s text:c="14"/>|</text:p>
      <text:p text:style-name="P1">| mysql <text:s text:c="13"/>|</text:p>
      <text:p text:style-name="P1">| pcp <text:s text:c="15"/>|</text:p>
      <text:p text:style-name="P1">| performance_schema |</text:p>
      <text:p text:style-name="P1">| pgdac <text:s text:c="13"/>|</text:p>
      <text:p text:style-name="P1">| pgdbda <text:s text:c="12"/>|</text:p>
      <text:p text:style-name="P1">| phpmyadmin <text:s text:c="8"/>|</text:p>
      <text:p text:style-name="P1">| sys <text:s text:c="15"/>|</text:p>
      <text:p text:style-name="P1">+--------------------+</text:p>
      <text:p text:style-name="P1">13 rows in set (0.00 sec)</text:p>
      <text:p text:style-name="P1"/>
      <text:p text:style-name="P1">mysql&gt; show grants for tushar@localhost;</text:p>
      <text:p text:style-name="P1">+--------------------------------------------+</text:p>
      <text:p text:style-name="P1">| Grants for tushar@localhost <text:s text:c="15"/>|</text:p>
      <text:p text:style-name="P1">+--------------------------------------------+</text:p>
      <text:p text:style-name="P1">| GRANT USAGE ON *.* TO `tushar`@`localhost` |</text:p>
      <text:p text:style-name="P1">+--------------------------------------------+</text:p>
      <text:p text:style-name="P1">1 row in set (0.00 sec)</text:p>
      <text:p text:style-name="P1"/>
      <text:p text:style-name="P1">mysql&gt; grant all on pgdac.* to tushar@localhost;</text:p>
      <text:p text:style-name="P1">Query OK, 0 rows affected (1.34 sec)</text:p>
      <text:p text:style-name="P1"/>
      <text:p text:style-name="P1">mysql&gt; show grants for tushar@localhost;</text:p>
      <text:p text:style-name="P1">+-----------------------------------------------------------+</text:p>
      <text:p text:style-name="P1">| Grants for tushar@localhost <text:s text:c="30"/>|</text:p>
      <text:p text:style-name="P1">+-----------------------------------------------------------+</text:p>
      <text:p text:style-name="P1">| GRANT USAGE ON *.* TO `tushar`@`localhost` <text:s text:c="15"/>|</text:p>
      <text:p text:style-name="P1">| GRANT ALL PRIVILEGES ON `pgdac`.* TO `tushar`@`localhost` |</text:p>
      <text:p text:style-name="P1">+-----------------------------------------------------------+</text:p>
      <text:p text:style-name="P1">2 rows in set (0.00 sec)</text:p>
      <text:p text:style-name="P1"/>
      <text:p text:style-name="P1">mysql&gt; ^DBye</text:p>
      <text:p text:style-name="P1">mitu@skillologies:~$ mysql -u tushar -p</text:p>
      <text:p text:style-name="P1">Enter password: </text:p>
      <text:p text:style-name="P1">Welcome to the MySQL monitor. <text:s/>Commands end with ; or \g.</text:p>
      <text:p text:style-name="P1">Your MySQL connection id is 11</text:p>
      <text:p text:style-name="P1">Server version: 8.0.34-0ubuntu0.20.04.1 (Ubuntu)</text:p>
      <text:p text:style-name="P1"/>
      <text:p text:style-name="P1">Copyright (c) 2000, 2023, Oracle and/or its affiliates.</text:p>
      <text:p text:style-name="P1"/>
      <text:p text:style-name="P1">Oracle is a registered trademark of Oracle Corporation and/or its</text:p>
      <text:p text:style-name="P1">affiliates. Other names may be trademarks of their respective</text:p>
      <text:p text:style-name="P1">owners.</text:p>
      <text:p text:style-name="P1"><text:soft-page-break/></text:p>
      <text:p text:style-name="P1">Type 'help;' or '\h' for help. Type '\c' to clear the current input statement.</text:p>
      <text:p text:style-name="P1"/>
      <text:p text:style-name="P1">mysql&gt; show databases;</text:p>
      <text:p text:style-name="P1">+--------------------+</text:p>
      <text:p text:style-name="P1">| Database <text:s text:c="10"/>|</text:p>
      <text:p text:style-name="P1">+--------------------+</text:p>
      <text:p text:style-name="P1">| information_schema |</text:p>
      <text:p text:style-name="P1">| performance_schema |</text:p>
      <text:p text:style-name="P1">| pgdac <text:s text:c="13"/>|</text:p>
      <text:p text:style-name="P1">+--------------------+</text:p>
      <text:p text:style-name="P1">3 rows in set (0.00 sec)</text:p>
      <text:p text:style-name="P1"/>
      <text:p text:style-name="P1">mysql&gt; use pgdac</text:p>
      <text:p text:style-name="P1">Reading table information for completion of table and column names</text:p>
      <text:p text:style-name="P1">You can turn off this feature to get a quicker startup with -A</text:p>
      <text:p text:style-name="P1"/>
      <text:p text:style-name="P1">Database changed</text:p>
      <text:p text:style-name="P1">mysql&gt; show tables;</text:p>
      <text:p text:style-name="P1">+-----------------+</text:p>
      <text:p text:style-name="P1">| Tables_in_pgdac |</text:p>
      <text:p text:style-name="P1">+-----------------+</text:p>
      <text:p text:style-name="P1">| final_data <text:s text:c="5"/>|</text:p>
      <text:p text:style-name="P1">| stud1 <text:s text:c="10"/>|</text:p>
      <text:p text:style-name="P1">| stud2 <text:s text:c="10"/>|</text:p>
      <text:p text:style-name="P1">| stud3 <text:s text:c="10"/>|</text:p>
      <text:p text:style-name="P1">| stud4 <text:s text:c="10"/>|</text:p>
      <text:p text:style-name="P1">| student <text:s text:c="8"/>|</text:p>
      <text:p text:style-name="P1">| student1 <text:s text:c="7"/>|</text:p>
      <text:p text:style-name="P1">| student2 <text:s text:c="7"/>|</text:p>
      <text:p text:style-name="P1">| student3 <text:s text:c="7"/>|</text:p>
      <text:p text:style-name="P1">+-----------------+</text:p>
      <text:p text:style-name="P1">9 rows in set (0.00 sec)</text:p>
      <text:p text:style-name="P1"/>
      <text:p text:style-name="P1">mysql&gt; select * from student;</text:p>
      <text:p text:style-name="P1">+------+--------+-------+-------+------+</text:p>
      <text:p text:style-name="P1">| roll | name <text:s text:c="2"/>| marks | class | age <text:s/>|</text:p>
      <text:p text:style-name="P1">+------+--------+-------+-------+------+</text:p>
      <text:p text:style-name="P1">| <text:s text:c="3"/>2 | Vijaya | 67.84 | TY <text:s text:c="3"/>| <text:s text:c="2"/>21 |</text:p>
      <text:p text:style-name="P1">| <text:s text:c="3"/>7 | Ashok <text:s/>| 62.95 | SY <text:s text:c="3"/>| <text:s text:c="2"/>20 |</text:p>
      <text:p text:style-name="P1">| <text:s text:c="3"/>8 | Priya <text:s/>| 55.26 | SY <text:s text:c="3"/>| <text:s text:c="2"/>22 |</text:p>
      <text:p text:style-name="P1">| <text:s text:c="3"/>9 | Rajesh | 81.93 | SY <text:s text:c="3"/>| <text:s text:c="2"/>22 |</text:p>
      <text:p text:style-name="P1">+------+--------+-------+-------+------+</text:p>
      <text:p text:style-name="P1">4 rows in set (0.00 sec)</text:p>
      <text:p text:style-name="P1"/>
      <text:p text:style-name="P1">mysql&gt; ^DBye</text:p>
      <text:p text:style-name="P1">mitu@skillologies:~$ mysql -u root -p</text:p>
      <text:p text:style-name="P1">Enter password: </text:p>
      <text:p text:style-name="P1">Welcome to the MySQL monitor. <text:s/>Commands end with ; or \g.</text:p>
      <text:p text:style-name="P1">Your MySQL connection id is 12</text:p>
      <text:p text:style-name="P1">Server version: 8.0.34-0ubuntu0.20.04.1 (Ubuntu)</text:p>
      <text:p text:style-name="P1"/>
      <text:p text:style-name="P1"><text:soft-page-break/>Copyright (c) 2000, 2023, Oracle and/or its affiliates.</text:p>
      <text:p text:style-name="P1"/>
      <text:p text:style-name="P1">Oracle is a registered trademark of Oracle Corporation and/or its</text:p>
      <text:p text:style-name="P1">affiliates. Other names may be trademarks of their respective</text:p>
      <text:p text:style-name="P1">owners.</text:p>
      <text:p text:style-name="P1"/>
      <text:p text:style-name="P1">Type 'help;' or '\h' for help. Type '\c' to clear the current input statement.</text:p>
      <text:p text:style-name="P1"/>
      <text:p text:style-name="P1">mysql&gt; show grants for tushar@localhost;</text:p>
      <text:p text:style-name="P1">+-----------------------------------------------------------+</text:p>
      <text:p text:style-name="P1">| Grants for tushar@localhost <text:s text:c="30"/>|</text:p>
      <text:p text:style-name="P1">+-----------------------------------------------------------+</text:p>
      <text:p text:style-name="P1">| GRANT USAGE ON *.* TO `tushar`@`localhost` <text:s text:c="15"/>|</text:p>
      <text:p text:style-name="P1">| GRANT ALL PRIVILEGES ON `pgdac`.* TO `tushar`@`localhost` |</text:p>
      <text:p text:style-name="P1">+-----------------------------------------------------------+</text:p>
      <text:p text:style-name="P1">2 rows in set (0.00 sec)</text:p>
      <text:p text:style-name="P1"/>
      <text:p text:style-name="P1">mysql&gt; revoke all on pgdac.* to tushar@localhost;</text:p>
      <text:p text:style-name="P1">ERROR 1064 (42000): You have an error in your SQL syntax; check the manual that corresponds to your MySQL server version for the right syntax to use near 'to tushar@localhost' at line 1</text:p>
      <text:p text:style-name="P1">mysql&gt; revoke all from pgdac.* to tushar@localhost;</text:p>
      <text:p text:style-name="P1">ERROR 1064 (42000): You have an error in your SQL syntax; check the manual that corresponds to your MySQL server version for the right syntax to use near 'from pgdac.* to tushar@localhost' at line 1</text:p>
      <text:p text:style-name="P1">mysql&gt; revoke all on pgdac.* from tushar@localhost;</text:p>
      <text:p text:style-name="P1">Query OK, 0 rows affected (0.20 sec)</text:p>
      <text:p text:style-name="P1"/>
      <text:p text:style-name="P1">mysql&gt; show grants for tushar@localhost;</text:p>
      <text:p text:style-name="P1">+--------------------------------------------+</text:p>
      <text:p text:style-name="P1">| Grants for tushar@localhost <text:s text:c="15"/>|</text:p>
      <text:p text:style-name="P1">+--------------------------------------------+</text:p>
      <text:p text:style-name="P1">| GRANT USAGE ON *.* TO `tushar`@`localhost` |</text:p>
      <text:p text:style-name="P1">+--------------------------------------------+</text:p>
      <text:p text:style-name="P1">1 row in set (0.00 sec)</text:p>
      <text:p text:style-name="P1"/>
      <text:p text:style-name="P1">mysql&gt; grant select on pgdac.student to tushar@localhost;</text:p>
      <text:p text:style-name="P1">Query OK, 0 rows affected (0.62 sec)</text:p>
      <text:p text:style-name="P1"/>
      <text:p text:style-name="P1">mysql&gt; show grants for tushar@localhost;</text:p>
      <text:p text:style-name="P1">+-----------------------------------------------------------+</text:p>
      <text:p text:style-name="P1">| Grants for tushar@localhost <text:s text:c="30"/>|</text:p>
      <text:p text:style-name="P1">+-----------------------------------------------------------+</text:p>
      <text:p text:style-name="P1">| GRANT USAGE ON *.* TO `tushar`@`localhost` <text:s text:c="15"/>|</text:p>
      <text:p text:style-name="P1">| GRANT SELECT ON `pgdac`.`student` TO `tushar`@`localhost` |</text:p>
      <text:p text:style-name="P1">+-----------------------------------------------------------+</text:p>
      <text:p text:style-name="P1">2 rows in set (0.00 sec)</text:p>
      <text:p text:style-name="P1"/>
      <text:p text:style-name="P1">mysql&gt; ^DBye</text:p>
      <text:p text:style-name="P1">mitu@skillologies:~$ mysql -u tushar -p</text:p>
      <text:p text:style-name="P1">Enter password: </text:p>
      <text:p text:style-name="P1"><text:soft-page-break/>Welcome to the MySQL monitor. <text:s/>Commands end with ; or \g.</text:p>
      <text:p text:style-name="P1">Your MySQL connection id is 13</text:p>
      <text:p text:style-name="P1">Server version: 8.0.34-0ubuntu0.20.04.1 (Ubuntu)</text:p>
      <text:p text:style-name="P1"/>
      <text:p text:style-name="P1">Copyright (c) 2000, 2023, Oracle and/or its affiliates.</text:p>
      <text:p text:style-name="P1"/>
      <text:p text:style-name="P1">Oracle is a registered trademark of Oracle Corporation and/or its</text:p>
      <text:p text:style-name="P1">affiliates. Other names may be trademarks of their respective</text:p>
      <text:p text:style-name="P1">owners.</text:p>
      <text:p text:style-name="P1"/>
      <text:p text:style-name="P1">Type 'help;' or '\h' for help. Type '\c' to clear the current input statement.</text:p>
      <text:p text:style-name="P1"/>
      <text:p text:style-name="P1">mysql&gt; use pgdac</text:p>
      <text:p text:style-name="P1">Reading table information for completion of table and column names</text:p>
      <text:p text:style-name="P1">You can turn off this feature to get a quicker startup with -A</text:p>
      <text:p text:style-name="P1"/>
      <text:p text:style-name="P1">Database changed</text:p>
      <text:p text:style-name="P1">mysql&gt; show tables;</text:p>
      <text:p text:style-name="P1">+-----------------+</text:p>
      <text:p text:style-name="P1">| Tables_in_pgdac |</text:p>
      <text:p text:style-name="P1">+-----------------+</text:p>
      <text:p text:style-name="P1">| student <text:s text:c="8"/>|</text:p>
      <text:p text:style-name="P1">+-----------------+</text:p>
      <text:p text:style-name="P1">1 row in set (0.01 sec)</text:p>
      <text:p text:style-name="P1"/>
      <text:p text:style-name="P1">mysql&gt; select * from student;</text:p>
      <text:p text:style-name="P1">+------+--------+-------+-------+------+</text:p>
      <text:p text:style-name="P1">| roll | name <text:s text:c="2"/>| marks | class | age <text:s/>|</text:p>
      <text:p text:style-name="P1">+------+--------+-------+-------+------+</text:p>
      <text:p text:style-name="P1">| <text:s text:c="3"/>2 | Vijaya | 67.84 | TY <text:s text:c="3"/>| <text:s text:c="2"/>21 |</text:p>
      <text:p text:style-name="P1">| <text:s text:c="3"/>7 | Ashok <text:s/>| 62.95 | SY <text:s text:c="3"/>| <text:s text:c="2"/>20 |</text:p>
      <text:p text:style-name="P1">| <text:s text:c="3"/>8 | Priya <text:s/>| 55.26 | SY <text:s text:c="3"/>| <text:s text:c="2"/>22 |</text:p>
      <text:p text:style-name="P1">| <text:s text:c="3"/>9 | Rajesh | 81.93 | SY <text:s text:c="3"/>| <text:s text:c="2"/>22 |</text:p>
      <text:p text:style-name="P1">+------+--------+-------+-------+------+</text:p>
      <text:p text:style-name="P1">4 rows in set (0.00 sec)</text:p>
      <text:p text:style-name="P1"/>
      <text:p text:style-name="P1">mysql&gt; delete from student where roll = 9;</text:p>
      <text:p text:style-name="P1">ERROR 1142 (42000): DELETE command denied to user 'tushar'@'localhost' for table 'student'</text:p>
      <text:p text:style-name="P1">mysql&gt; ^DBye</text:p>
      <text:p text:style-name="P1">mitu@skillologies:~$ mysql -u root -p</text:p>
      <text:p text:style-name="P1">Enter password: </text:p>
      <text:p text:style-name="P1">Welcome to the MySQL monitor. <text:s/>Commands end with ; or \g.</text:p>
      <text:p text:style-name="P1">Your MySQL connection id is 14</text:p>
      <text:p text:style-name="P1">Server version: 8.0.34-0ubuntu0.20.04.1 (Ubuntu)</text:p>
      <text:p text:style-name="P1"/>
      <text:p text:style-name="P1">Copyright (c) 2000, 2023, Oracle and/or its affiliates.</text:p>
      <text:p text:style-name="P1"/>
      <text:p text:style-name="P1">Oracle is a registered trademark of Oracle Corporation and/or its</text:p>
      <text:p text:style-name="P1">affiliates. Other names may be trademarks of their respective</text:p>
      <text:p text:style-name="P1">owners.</text:p>
      <text:p text:style-name="P1"/>
      <text:p text:style-name="P1"><text:soft-page-break/>Type 'help;' or '\h' for help. Type '\c' to clear the current input statement.</text:p>
      <text:p text:style-name="P1"/>
      <text:p text:style-name="P1">mysql&gt; revoke select on pgdac.student from tushar@localhost;</text:p>
      <text:p text:style-name="P1">Query OK, 0 rows affected (0.48 sec)</text:p>
      <text:p text:style-name="P1"/>
      <text:p text:style-name="P1">mysql&gt; show grants for tushar@localhost;</text:p>
      <text:p text:style-name="P1">+--------------------------------------------+</text:p>
      <text:p text:style-name="P1">| Grants for tushar@localhost <text:s text:c="15"/>|</text:p>
      <text:p text:style-name="P1">+--------------------------------------------+</text:p>
      <text:p text:style-name="P1">| GRANT USAGE ON *.* TO `tushar`@`localhost` |</text:p>
      <text:p text:style-name="P1">+--------------------------------------------+</text:p>
      <text:p text:style-name="P1">1 row in set (0.00 sec)</text:p>
      <text:p text:style-name="P1"/>
      <text:p text:style-name="P1">mysql&gt; grant select(name,marks), insert(roll,marks), update(age) on pgdac.student to tushar@localhost;</text:p>
      <text:p text:style-name="P1">Query OK, 0 rows affected (0.07 sec)</text:p>
      <text:p text:style-name="P1"/>
      <text:p text:style-name="P1">mysql&gt; ^DBye</text:p>
      <text:p text:style-name="P1">mitu@skillologies:~$ mysql -u tushar -p</text:p>
      <text:p text:style-name="P1">Enter password: </text:p>
      <text:p text:style-name="P1">Welcome to the MySQL monitor. <text:s/>Commands end with ; or \g.</text:p>
      <text:p text:style-name="P1">Your MySQL connection id is 15</text:p>
      <text:p text:style-name="P1">Server version: 8.0.34-0ubuntu0.20.04.1 (Ubuntu)</text:p>
      <text:p text:style-name="P1"/>
      <text:p text:style-name="P1">Copyright (c) 2000, 2023, Oracle and/or its affiliates.</text:p>
      <text:p text:style-name="P1"/>
      <text:p text:style-name="P1">Oracle is a registered trademark of Oracle Corporation and/or its</text:p>
      <text:p text:style-name="P1">affiliates. Other names may be trademarks of their respective</text:p>
      <text:p text:style-name="P1">owners.</text:p>
      <text:p text:style-name="P1"/>
      <text:p text:style-name="P1">Type 'help;' or '\h' for help. Type '\c' to clear the current input statement.</text:p>
      <text:p text:style-name="P1"/>
      <text:p text:style-name="P1">mysql&gt; use pgdac</text:p>
      <text:p text:style-name="P1">Reading table information for completion of table and column names</text:p>
      <text:p text:style-name="P1">You can turn off this feature to get a quicker startup with -A</text:p>
      <text:p text:style-name="P1"/>
      <text:p text:style-name="P1">Database changed</text:p>
      <text:p text:style-name="P1">mysql&gt; show tables;</text:p>
      <text:p text:style-name="P1">+-----------------+</text:p>
      <text:p text:style-name="P1">| Tables_in_pgdac |</text:p>
      <text:p text:style-name="P1">+-----------------+</text:p>
      <text:p text:style-name="P1">| student <text:s text:c="8"/>|</text:p>
      <text:p text:style-name="P1">+-----------------+</text:p>
      <text:p text:style-name="P1">1 row in set (0.00 sec)</text:p>
      <text:p text:style-name="P1"/>
      <text:p text:style-name="P1">mysql&gt; select * from student;</text:p>
      <text:p text:style-name="P1">ERROR 1142 (42000): SELECT command denied to user 'tushar'@'localhost' for table 'student'</text:p>
      <text:p text:style-name="P1">mysql&gt; select name,marks from student;</text:p>
      <text:p text:style-name="P1">+--------+-------+</text:p>
      <text:p text:style-name="P1">| name <text:s text:c="2"/>| marks |</text:p>
      <text:p text:style-name="P1"><text:soft-page-break/>+--------+-------+</text:p>
      <text:p text:style-name="P1">| Vijaya | 67.84 |</text:p>
      <text:p text:style-name="P1">| Ashok <text:s/>| 62.95 |</text:p>
      <text:p text:style-name="P1">| Priya <text:s/>| 55.26 |</text:p>
      <text:p text:style-name="P1">| Rajesh | 81.93 |</text:p>
      <text:p text:style-name="P1">+--------+-------+</text:p>
      <text:p text:style-name="P1">4 rows in set (0.00 sec)</text:p>
      <text:p text:style-name="P1"/>
      <text:p text:style-name="P1">mysql&gt; desc student;</text:p>
      <text:p text:style-name="P1">+-------+-------------+------+-----+---------+-------+</text:p>
      <text:p text:style-name="P1">| Field | Type <text:s text:c="7"/>| Null | Key | Default | Extra |</text:p>
      <text:p text:style-name="P1">+-------+-------------+------+-----+---------+-------+</text:p>
      <text:p text:style-name="P1">| roll <text:s/>| int <text:s text:c="8"/>| YES <text:s/>| <text:s text:c="4"/>| NULL <text:s text:c="3"/>| <text:s text:c="6"/>|</text:p>
      <text:p text:style-name="P1">| name <text:s/>| varchar(10) | YES <text:s/>| <text:s text:c="4"/>| NULL <text:s text:c="3"/>| <text:s text:c="6"/>|</text:p>
      <text:p text:style-name="P1">| marks | float <text:s text:c="6"/>| YES <text:s/>| <text:s text:c="4"/>| NULL <text:s text:c="3"/>| <text:s text:c="6"/>|</text:p>
      <text:p text:style-name="P1">| age <text:s text:c="2"/>| int <text:s text:c="8"/>| YES <text:s/>| <text:s text:c="4"/>| 20 <text:s text:c="5"/>| <text:s text:c="6"/>|</text:p>
      <text:p text:style-name="P1">+-------+-------------+------+-----+---------+-------+</text:p>
      <text:p text:style-name="P1">4 rows in set (0.01 sec)</text:p>
      <text:p text:style-name="P1"/>
      <text:p text:style-name="P1">mysql&gt; insert into student (roll,name,marks) values (1,'Akshay',67.32);</text:p>
      <text:p text:style-name="P1">ERROR 1143 (42000): INSERT command denied to user 'tushar'@'localhost' for column 'name' in table 'student'</text:p>
      <text:p text:style-name="P1">mysql&gt; insert into student (roll,marks) values (1,67.32);</text:p>
      <text:p text:style-name="P1">Query OK, 1 row affected (0.09 sec)</text:p>
      <text:p text:style-name="P1"/>
      <text:p text:style-name="P1">mysql&gt; select name,marks from student;</text:p>
      <text:p text:style-name="P1">+--------+-------+</text:p>
      <text:p text:style-name="P1">| name <text:s text:c="2"/>| marks |</text:p>
      <text:p text:style-name="P1">+--------+-------+</text:p>
      <text:p text:style-name="P1">| Vijaya | 67.84 |</text:p>
      <text:p text:style-name="P1">| Ashok <text:s/>| 62.95 |</text:p>
      <text:p text:style-name="P1">| Priya <text:s/>| 55.26 |</text:p>
      <text:p text:style-name="P1">| Rajesh | 81.93 |</text:p>
      <text:p text:style-name="P1">| NULL <text:s text:c="2"/>| 67.32 |</text:p>
      <text:p text:style-name="P1">+--------+-------+</text:p>
      <text:p text:style-name="P1">5 rows in set (0.01 sec)</text:p>
      <text:p text:style-name="P1"/>
      <text:p text:style-name="P1">mysql&gt; update student set marks = 45.78 where roll = 1;</text:p>
      <text:p text:style-name="P1">ERROR 1143 (42000): SELECT command denied to user 'tushar'@'localhost' for column 'roll' in table 'student'</text:p>
      <text:p text:style-name="P1">mysql&gt; update student set age = 27 where roll = 1;</text:p>
      <text:p text:style-name="P1">ERROR 1143 (42000): SELECT command denied to user 'tushar'@'localhost' for column 'roll' in table 'student'</text:p>
      <text:p text:style-name="P1">mysql&gt; update student set age = 27 where name is null;</text:p>
      <text:p text:style-name="P1">Query OK, 1 row affected (0.17 sec)</text:p>
      <text:p text:style-name="P1">Rows matched: 1 <text:s/>Changed: 1 <text:s/>Warnings: 0</text:p>
      <text:p text:style-name="P1"/>
      <text:p text:style-name="P1">mysql&gt; ^DBye</text:p>
      <text:p text:style-name="P1">mitu@skillologies:~$ </text:p>
      <text:p text:style-name="P1">mitu@skillologies:~$ mysql -u root -p</text:p>
      <text:p text:style-name="P1">Enter password: </text:p>
      <text:p text:style-name="P1">Welcome to the MySQL monitor. <text:s/>Commands end with ; or \g.</text:p>
      <text:p text:style-name="P1"><text:soft-page-break/>Your MySQL connection id is 16</text:p>
      <text:p text:style-name="P1">Server version: 8.0.34-0ubuntu0.20.04.1 (Ubuntu)</text:p>
      <text:p text:style-name="P1"/>
      <text:p text:style-name="P1">Copyright (c) 2000, 2023, Oracle and/or its affiliates.</text:p>
      <text:p text:style-name="P1"/>
      <text:p text:style-name="P1">Oracle is a registered trademark of Oracle Corporation and/or its</text:p>
      <text:p text:style-name="P1">affiliates. Other names may be trademarks of their respective</text:p>
      <text:p text:style-name="P1">owners.</text:p>
      <text:p text:style-name="P1"/>
      <text:p text:style-name="P1">Type 'help;' or '\h' for help. Type '\c' to clear the current input statement.</text:p>
      <text:p text:style-name="P1"/>
      <text:p text:style-name="P1">mysql&gt; show grants for tushar@localhost;</text:p>
      <text:p text:style-name="P1">+-----------------------------------------------------------------------------------------------------------------------+</text:p>
      <text:p text:style-name="P1">| Grants for tushar@localhost <text:s text:c="90"/>|</text:p>
      <text:p text:style-name="P1">+-----------------------------------------------------------------------------------------------------------------------+</text:p>
      <text:p text:style-name="P1">| GRANT USAGE ON *.* TO `tushar`@`localhost` <text:s text:c="75"/>|</text:p>
      <text:p text:style-name="P1">| GRANT SELECT (`marks`, `name`), INSERT (`marks`, `roll`), UPDATE (`age`) ON `pgdac`.`student` TO `tushar`@`localhost` |</text:p>
      <text:p text:style-name="P1">+-----------------------------------------------------------------------------------------------------------------------+</text:p>
      <text:p text:style-name="P1">2 rows in set (0.00 sec)</text:p>
      <text:p text:style-name="P1"/>
      <text:p text:style-name="P1">mysql&gt; use pgdac</text:p>
      <text:p text:style-name="P1">Reading table information for completion of table and column names</text:p>
      <text:p text:style-name="P1">You can turn off this feature to get a quicker startup with -A</text:p>
      <text:p text:style-name="P1"/>
      <text:p text:style-name="P1">Database changed</text:p>
      <text:p text:style-name="P1">mysql&gt; revoke insert(roll,marks), update(age) on pgdac.student to</text:p>
      <text:p text:style-name="P1">tushar@localhost;</text:p>
      <text:p text:style-name="P1">ERROR 1064 (42000): You have an error in your SQL syntax; check the manual that corresponds to your MySQL server version for the right syntax to use near 'to tushar@localhost' at line 1</text:p>
      <text:p text:style-name="P1">mysql&gt; revoke insert(roll,marks), update(age) on pgdac.student from tushar@localhost;</text:p>
      <text:p text:style-name="P1">Query OK, 0 rows affected (0.16 sec)</text:p>
      <text:p text:style-name="P1"/>
      <text:p text:style-name="P1">mysql&gt; show grants for tushar@localhost;</text:p>
      <text:p text:style-name="P1">+-----------------------------------------------------------------------------+</text:p>
      <text:p text:style-name="P1">| Grants for tushar@localhost <text:s text:c="48"/>|</text:p>
      <text:p text:style-name="P1">+-----------------------------------------------------------------------------+</text:p>
      <text:p text:style-name="P1">| GRANT USAGE ON *.* TO `tushar`@`localhost` <text:s text:c="33"/>|</text:p>
      <text:p text:style-name="P1">| GRANT SELECT (`marks`, `name`) ON `pgdac`.`student` TO `tushar`@`localhost` |</text:p>
      <text:p text:style-name="P1"><text:soft-page-break/>+-----------------------------------------------------------------------------+</text:p>
      <text:p text:style-name="P1">2 rows in set (0.00 sec)</text:p>
      <text:p text:style-name="P1"/>
      <text:p text:style-name="P1">mysql&gt; </text:p>
      <text:p text:style-name="P1">mysql&gt; select * from stud1;</text:p>
      <text:p text:style-name="P1">+------+--------+-------+</text:p>
      <text:p text:style-name="P1">| roll | name <text:s text:c="2"/>| marks |</text:p>
      <text:p text:style-name="P1">+------+--------+-------+</text:p>
      <text:p text:style-name="P1">| <text:s text:c="3"/>3 | Ram <text:s text:c="3"/>| 53.78 |</text:p>
      <text:p text:style-name="P1">| <text:s text:c="3"/>1 | Rajesh | 67.34 |</text:p>
      <text:p text:style-name="P1">| <text:s text:c="3"/>2 | Alisha | 62.47 |</text:p>
      <text:p text:style-name="P1">| <text:s text:c="3"/>4 | Rima <text:s text:c="2"/>| 72.45 |</text:p>
      <text:p text:style-name="P1">| <text:s text:c="3"/>5 | Priya <text:s/>| <text:s text:c="3"/>60 |</text:p>
      <text:p text:style-name="P1">| <text:s text:c="3"/>6 | Ali <text:s text:c="3"/>| 71.34 |</text:p>
      <text:p text:style-name="P1">| <text:s text:c="3"/>7 | Pramod | 65.89 |</text:p>
      <text:p text:style-name="P1">| <text:s text:c="3"/>8 | Nitin <text:s/>| 72.34 |</text:p>
      <text:p text:style-name="P1">+------+--------+-------+</text:p>
      <text:p text:style-name="P1">8 rows in set (0.00 sec)</text:p>
      <text:p text:style-name="P1"/>
      <text:p text:style-name="P1">mysql&gt; select name,marks from stud1 where marks &gt; 60;</text:p>
      <text:p text:style-name="P1">+--------+-------+</text:p>
      <text:p text:style-name="P1">| name <text:s text:c="2"/>| marks |</text:p>
      <text:p text:style-name="P1">+--------+-------+</text:p>
      <text:p text:style-name="P1">| Rajesh | 67.34 |</text:p>
      <text:p text:style-name="P1">| Alisha | 62.47 |</text:p>
      <text:p text:style-name="P1">| Rima <text:s text:c="2"/>| 72.45 |</text:p>
      <text:p text:style-name="P1">| Ali <text:s text:c="3"/>| 71.34 |</text:p>
      <text:p text:style-name="P1">| Pramod | 65.89 |</text:p>
      <text:p text:style-name="P1">| Nitin <text:s/>| 72.34 |</text:p>
      <text:p text:style-name="P1">+--------+-------+</text:p>
      <text:p text:style-name="P1">6 rows in set (0.00 sec)</text:p>
      <text:p text:style-name="P1"/>
      <text:p text:style-name="P1">mysql&gt; create view stud_view as select name,marks from stud1 where</text:p>
      <text:p text:style-name="P1"><text:s/>marks &gt; 60;</text:p>
      <text:p text:style-name="P1">Query OK, 0 rows affected (0.23 sec)</text:p>
      <text:p text:style-name="P1"/>
      <text:p text:style-name="P1">mysql&gt; show tables;</text:p>
      <text:p text:style-name="P1">+-----------------+</text:p>
      <text:p text:style-name="P1">| Tables_in_pgdac |</text:p>
      <text:p text:style-name="P1">+-----------------+</text:p>
      <text:p text:style-name="P1">| final_data <text:s text:c="5"/>|</text:p>
      <text:p text:style-name="P1">| stud1 <text:s text:c="10"/>|</text:p>
      <text:p text:style-name="P1">| stud2 <text:s text:c="10"/>|</text:p>
      <text:p text:style-name="P1">| stud3 <text:s text:c="10"/>|</text:p>
      <text:p text:style-name="P1">| stud4 <text:s text:c="10"/>|</text:p>
      <text:p text:style-name="P1">| stud_view <text:s text:c="6"/>|</text:p>
      <text:p text:style-name="P1">| student <text:s text:c="8"/>|</text:p>
      <text:p text:style-name="P1">| student1 <text:s text:c="7"/>|</text:p>
      <text:p text:style-name="P1">| student2 <text:s text:c="7"/>|</text:p>
      <text:p text:style-name="P1">| student3 <text:s text:c="7"/>|</text:p>
      <text:p text:style-name="P1">+-----------------+</text:p>
      <text:p text:style-name="P1">10 rows in set (0.00 sec)</text:p>
      <text:p text:style-name="P1"><text:soft-page-break/></text:p>
      <text:p text:style-name="P1">mysql&gt; select * from stud_view;</text:p>
      <text:p text:style-name="P1">+--------+-------+</text:p>
      <text:p text:style-name="P1">| name <text:s text:c="2"/>| marks |</text:p>
      <text:p text:style-name="P1">+--------+-------+</text:p>
      <text:p text:style-name="P1">| Rajesh | 67.34 |</text:p>
      <text:p text:style-name="P1">| Alisha | 62.47 |</text:p>
      <text:p text:style-name="P1">| Rima <text:s text:c="2"/>| 72.45 |</text:p>
      <text:p text:style-name="P1">| Ali <text:s text:c="3"/>| 71.34 |</text:p>
      <text:p text:style-name="P1">| Pramod | 65.89 |</text:p>
      <text:p text:style-name="P1">| Nitin <text:s/>| 72.34 |</text:p>
      <text:p text:style-name="P1">+--------+-------+</text:p>
      <text:p text:style-name="P1">6 rows in set (0.00 sec)</text:p>
      <text:p text:style-name="P1"/>
      <text:p text:style-name="P1">mysql&gt; insert into stud1 values (9,'Kiran',71.09);</text:p>
      <text:p text:style-name="P1">Query OK, 1 row affected (0.07 sec)</text:p>
      <text:p text:style-name="P1"/>
      <text:p text:style-name="P1">mysql&gt; select * from stud_view;</text:p>
      <text:p text:style-name="P1">+--------+-------+</text:p>
      <text:p text:style-name="P1">| name <text:s text:c="2"/>| marks |</text:p>
      <text:p text:style-name="P1">+--------+-------+</text:p>
      <text:p text:style-name="P1">| Rajesh | 67.34 |</text:p>
      <text:p text:style-name="P1">| Alisha | 62.47 |</text:p>
      <text:p text:style-name="P1">| Rima <text:s text:c="2"/>| 72.45 |</text:p>
      <text:p text:style-name="P1">| Ali <text:s text:c="3"/>| 71.34 |</text:p>
      <text:p text:style-name="P1">| Pramod | 65.89 |</text:p>
      <text:p text:style-name="P1">| Nitin <text:s/>| 72.34 |</text:p>
      <text:p text:style-name="P1">| Kiran <text:s/>| 71.09 |</text:p>
      <text:p text:style-name="P1">+--------+-------+</text:p>
      <text:p text:style-name="P1">7 rows in set (0.00 sec)</text:p>
      <text:p text:style-name="P1"/>
      <text:p text:style-name="P1">mysql&gt; insert into stud1 values (10,'Alok',57.23);</text:p>
      <text:p text:style-name="P1">Query OK, 1 row affected (0.17 sec)</text:p>
      <text:p text:style-name="P1"/>
      <text:p text:style-name="P1">mysql&gt; select * from stud_view;</text:p>
      <text:p text:style-name="P1">+--------+-------+</text:p>
      <text:p text:style-name="P1">| name <text:s text:c="2"/>| marks |</text:p>
      <text:p text:style-name="P1">+--------+-------+</text:p>
      <text:p text:style-name="P1">| Rajesh | 67.34 |</text:p>
      <text:p text:style-name="P1">| Alisha | 62.47 |</text:p>
      <text:p text:style-name="P1">| Rima <text:s text:c="2"/>| 72.45 |</text:p>
      <text:p text:style-name="P1">| Ali <text:s text:c="3"/>| 71.34 |</text:p>
      <text:p text:style-name="P1">| Pramod | 65.89 |</text:p>
      <text:p text:style-name="P1">| Nitin <text:s/>| 72.34 |</text:p>
      <text:p text:style-name="P1">| Kiran <text:s/>| 71.09 |</text:p>
      <text:p text:style-name="P1">+--------+-------+</text:p>
      <text:p text:style-name="P1">7 rows in set (0.00 sec)</text:p>
      <text:p text:style-name="P1"/>
      <text:p text:style-name="P1">mysql&gt; </text:p>
      <text:p text:style-name="P1">mysql&gt; show tables;</text:p>
      <text:p text:style-name="P1">+-----------------+</text:p>
      <text:p text:style-name="P1">| Tables_in_pgdac |</text:p>
      <text:p text:style-name="P1">+-----------------+</text:p>
      <text:p text:style-name="P1"><text:soft-page-break/>| final_data <text:s text:c="5"/>|</text:p>
      <text:p text:style-name="P1">| stud1 <text:s text:c="10"/>|</text:p>
      <text:p text:style-name="P1">| stud2 <text:s text:c="10"/>|</text:p>
      <text:p text:style-name="P1">| stud3 <text:s text:c="10"/>|</text:p>
      <text:p text:style-name="P1">| stud4 <text:s text:c="10"/>|</text:p>
      <text:p text:style-name="P1">| stud_view <text:s text:c="6"/>|</text:p>
      <text:p text:style-name="P1">| student <text:s text:c="8"/>|</text:p>
      <text:p text:style-name="P1">| student1 <text:s text:c="7"/>|</text:p>
      <text:p text:style-name="P1">| student2 <text:s text:c="7"/>|</text:p>
      <text:p text:style-name="P1">| student3 <text:s text:c="7"/>|</text:p>
      <text:p text:style-name="P1">+-----------------+</text:p>
      <text:p text:style-name="P1">10 rows in set (0.00 sec)</text:p>
      <text:p text:style-name="P1"/>
      <text:p text:style-name="P1">mysql&gt; </text:p>
      <text:p text:style-name="P1"/>
      <text:p text:style-name="P1"/>
      <text:p text:style-name="P1">mysql&gt; create table stud5</text:p>
      <text:p text:style-name="P1"><text:s text:c="4"/>-&gt; (roll int,</text:p>
      <text:p text:style-name="P1"><text:s text:c="4"/>-&gt; name varchar(10),</text:p>
      <text:p text:style-name="P1"><text:s text:c="4"/>-&gt; marks float,</text:p>
      <text:p text:style-name="P1"><text:s text:c="4"/>-&gt; index(roll));</text:p>
      <text:p text:style-name="P1">Query OK, 0 rows affected (1.82 sec)</text:p>
      <text:p text:style-name="P1"/>
      <text:p text:style-name="P1">mysql&gt; desc stud5</text:p>
      <text:p text:style-name="P1"><text:s text:c="4"/>-&gt; ;</text:p>
      <text:p text:style-name="P1">+-------+-------------+------+-----+---------+-------+</text:p>
      <text:p text:style-name="P1">| Field | Type <text:s text:c="7"/>| Null | Key | Default | Extra |</text:p>
      <text:p text:style-name="P1">+-------+-------------+------+-----+---------+-------+</text:p>
      <text:p text:style-name="P1">| roll <text:s/>| int <text:s text:c="8"/>| YES <text:s/>| MUL | NULL <text:s text:c="3"/>| <text:s text:c="6"/>|</text:p>
      <text:p text:style-name="P1">| name <text:s/>| varchar(10) | YES <text:s/>| <text:s text:c="4"/>| NULL <text:s text:c="3"/>| <text:s text:c="6"/>|</text:p>
      <text:p text:style-name="P1">| marks | float <text:s text:c="6"/>| YES <text:s/>| <text:s text:c="4"/>| NULL <text:s text:c="3"/>| <text:s text:c="6"/>|</text:p>
      <text:p text:style-name="P1">+-------+-------------+------+-----+---------+-------+</text:p>
      <text:p text:style-name="P1">3 rows in set (0.00 sec)</text:p>
      <text:p text:style-name="P1"/>
      <text:p text:style-name="P1">mysql&gt; show indexes from stud5;</text:p>
      <text:p text:style-name="P1">+-------+------------+----------+--------------+-------------+-----------+-------------+----------+--------+------+------------+---------+---------------+---------+------------+</text:p>
      <text:p text:style-name="P1">| Table | Non_unique | Key_name | Seq_in_index | Column_name | Collation | Cardinality | Sub_part | Packed | Null | Index_type | Comment | Index_comment | Visible | Expression |</text:p>
      <text:p text:style-name="P1">+-------+------------+----------+--------------+-------------+-----------+-------------+----------+--------+------+------------+---------+---------------+---------+------------+</text:p>
      <text:p text:style-name="P1">| stud5 | <text:s text:c="9"/>1 | roll <text:s text:c="4"/>| <text:s text:c="11"/>1 | roll <text:s text:c="7"/>| A <text:s text:c="8"/>| <text:s text:c="10"/>0 | <text:s text:c="4"/>NULL | <text:s text:c="2"/>NULL | YES <text:s/>| BTREE <text:s text:c="5"/>| <text:s text:c="8"/>| <text:s text:c="14"/>| YES <text:s text:c="4"/>| NULL <text:s text:c="6"/>|</text:p>
      <text:p text:style-name="P1">+-------+------------+----------+--------------+-------------+-----------+-------------+----------+--------+------+------------+---------+---------------+---------+------------+</text:p>
      <text:p text:style-name="P1">1 row in set (0.03 sec)</text:p>
      <text:p text:style-name="P1"/>
      <text:p text:style-name="P1">mysql&gt; select database();</text:p>
      <text:p text:style-name="P1"><text:soft-page-break/>+------------+</text:p>
      <text:p text:style-name="P1">| database() |</text:p>
      <text:p text:style-name="P1">+------------+</text:p>
      <text:p text:style-name="P1">| pgdac <text:s text:c="5"/>|</text:p>
      <text:p text:style-name="P1">+------------+</text:p>
      <text:p text:style-name="P1">1 row in set (0.00 sec)</text:p>
      <text:p text:style-name="P1"/>
      <text:p text:style-name="P1">mysql&gt; show databases;</text:p>
      <text:p text:style-name="P1">+--------------------+</text:p>
      <text:p text:style-name="P1">| Database <text:s text:c="10"/>|</text:p>
      <text:p text:style-name="P1">+--------------------+</text:p>
      <text:p text:style-name="P1">| college <text:s text:c="11"/>|</text:p>
      <text:p text:style-name="P1">| demo <text:s text:c="14"/>|</text:p>
      <text:p text:style-name="P1">| info <text:s text:c="14"/>|</text:p>
      <text:p text:style-name="P1">| information_schema |</text:p>
      <text:p text:style-name="P1">| mydata <text:s text:c="12"/>|</text:p>
      <text:p text:style-name="P1">| mydb <text:s text:c="14"/>|</text:p>
      <text:p text:style-name="P1">| mysql <text:s text:c="13"/>|</text:p>
      <text:p text:style-name="P1">| pcp <text:s text:c="15"/>|</text:p>
      <text:p text:style-name="P1">| performance_schema |</text:p>
      <text:p text:style-name="P1">| pgdac <text:s text:c="13"/>|</text:p>
      <text:p text:style-name="P1">| pgdbda <text:s text:c="12"/>|</text:p>
      <text:p text:style-name="P1">| phpmyadmin <text:s text:c="8"/>|</text:p>
      <text:p text:style-name="P1">| sys <text:s text:c="15"/>|</text:p>
      <text:p text:style-name="P1">+--------------------+</text:p>
      <text:p text:style-name="P1">13 rows in set (0.00 sec)</text:p>
      <text:p text:style-name="P1"/>
      <text:p text:style-name="P1">mysql&gt; use pgdbda;</text:p>
      <text:p text:style-name="P1">Reading table information for completion of table and column names</text:p>
      <text:p text:style-name="P1">You can turn off this feature to get a quicker startup with -A</text:p>
      <text:p text:style-name="P1"/>
      <text:p text:style-name="P1">Database changed</text:p>
      <text:p text:style-name="P1">mysql&gt; use pgdbda;</text:p>
      <text:p text:style-name="P1">Database changed</text:p>
      <text:p text:style-name="P1">mysql&gt; show tables;</text:p>
      <text:p text:style-name="P1">+------------------+</text:p>
      <text:p text:style-name="P1">| Tables_in_pgdbda |</text:p>
      <text:p text:style-name="P1">+------------------+</text:p>
      <text:p text:style-name="P1">| backup <text:s text:c="10"/>|</text:p>
      <text:p text:style-name="P1">| cust <text:s text:c="12"/>|</text:p>
      <text:p text:style-name="P1">| customer <text:s text:c="8"/>|</text:p>
      <text:p text:style-name="P1">| dept <text:s text:c="12"/>|</text:p>
      <text:p text:style-name="P1">| emp <text:s text:c="13"/>|</text:p>
      <text:p text:style-name="P1">| emp1 <text:s text:c="12"/>|</text:p>
      <text:p text:style-name="P1">| emp2 <text:s text:c="12"/>|</text:p>
      <text:p text:style-name="P1">| emp_view <text:s text:c="8"/>|</text:p>
      <text:p text:style-name="P1">| employee <text:s text:c="8"/>|</text:p>
      <text:p text:style-name="P1">| my_view <text:s text:c="9"/>|</text:p>
      <text:p text:style-name="P1">| mydata <text:s text:c="10"/>|</text:p>
      <text:p text:style-name="P1">| mydata1 <text:s text:c="9"/>|</text:p>
      <text:p text:style-name="P1">| new <text:s text:c="13"/>|</text:p>
      <text:p text:style-name="P1">| product <text:s text:c="9"/>|</text:p>
      <text:p text:style-name="P1">| product1 <text:s text:c="8"/>|</text:p>
      <text:p text:style-name="P1"><text:soft-page-break/>| product2 <text:s text:c="8"/>|</text:p>
      <text:p text:style-name="P1">| sales <text:s text:c="11"/>|</text:p>
      <text:p text:style-name="P1">| stud_view <text:s text:c="7"/>|</text:p>
      <text:p text:style-name="P1">| student <text:s text:c="9"/>|</text:p>
      <text:p text:style-name="P1">| student_log <text:s text:c="5"/>|</text:p>
      <text:p text:style-name="P1">| student_new <text:s text:c="5"/>|</text:p>
      <text:p text:style-name="P1">+------------------+</text:p>
      <text:p text:style-name="P1">21 rows in set (0.00 sec)</text:p>
      <text:p text:style-name="P1"/>
      <text:p text:style-name="P1">mysql&gt; use pgdac</text:p>
      <text:p text:style-name="P1">Reading table information for completion of table and column names</text:p>
      <text:p text:style-name="P1">You can turn off this feature to get a quicker startup with -A</text:p>
      <text:p text:style-name="P1"/>
      <text:p text:style-name="P1">Database changed</text:p>
      <text:p text:style-name="P1">mysql&gt; select database();</text:p>
      <text:p text:style-name="P1">+------------+</text:p>
      <text:p text:style-name="P1">| database() |</text:p>
      <text:p text:style-name="P1">+------------+</text:p>
      <text:p text:style-name="P1">| pgdac <text:s text:c="5"/>|</text:p>
      <text:p text:style-name="P1">+------------+</text:p>
      <text:p text:style-name="P1">1 row in set (0.00 sec)</text:p>
      <text:p text:style-name="P1"/>
      <text:p text:style-name="P1">mysql&gt; select * from pgdbda.customer;</text:p>
      <text:p text:style-name="P1">+---------+--------+--------+</text:p>
      <text:p text:style-name="P1">| cust_id | name <text:s text:c="2"/>| city <text:s text:c="2"/>|</text:p>
      <text:p text:style-name="P1">+---------+--------+--------+</text:p>
      <text:p text:style-name="P1">| <text:s text:c="4"/>101 | Ram <text:s text:c="3"/>| Nashik |</text:p>
      <text:p text:style-name="P1">| <text:s text:c="4"/>102 | Jivan <text:s/>| Pune <text:s text:c="2"/>|</text:p>
      <text:p text:style-name="P1">| <text:s text:c="4"/>103 | Rita <text:s text:c="2"/>| Pune <text:s text:c="2"/>|</text:p>
      <text:p text:style-name="P1">| <text:s text:c="4"/>104 | Rakesh | Pune <text:s text:c="2"/>|</text:p>
      <text:p text:style-name="P1">| <text:s text:c="4"/>105 | Suresh | Mumbai |</text:p>
      <text:p text:style-name="P1">| <text:s text:c="4"/>106 | John <text:s text:c="2"/>| Pune <text:s text:c="2"/>|</text:p>
      <text:p text:style-name="P1">+---------+--------+--------+</text:p>
      <text:p text:style-name="P1">6 rows in set (0.00 sec)</text:p>
      <text:p text:style-name="P1"/>
      <text:p text:style-name="P1">mysql&gt; create table stud6 (roll int, name varchar(10), marks float);</text:p>
      <text:p text:style-name="P1">Query OK, 0 rows affected (0.51 sec)</text:p>
      <text:p text:style-name="P1"/>
      <text:p text:style-name="P1">mysql&gt; desc stud6;</text:p>
      <text:p text:style-name="P1">+-------+-------------+------+-----+---------+-------+</text:p>
      <text:p text:style-name="P1">| Field | Type <text:s text:c="7"/>| Null | Key | Default | Extra |</text:p>
      <text:p text:style-name="P1">+-------+-------------+------+-----+---------+-------+</text:p>
      <text:p text:style-name="P1">| roll <text:s/>| int <text:s text:c="8"/>| YES <text:s/>| <text:s text:c="4"/>| NULL <text:s text:c="3"/>| <text:s text:c="6"/>|</text:p>
      <text:p text:style-name="P1">| name <text:s/>| varchar(10) | YES <text:s/>| <text:s text:c="4"/>| NULL <text:s text:c="3"/>| <text:s text:c="6"/>|</text:p>
      <text:p text:style-name="P1">| marks | float <text:s text:c="6"/>| YES <text:s/>| <text:s text:c="4"/>| NULL <text:s text:c="3"/>| <text:s text:c="6"/>|</text:p>
      <text:p text:style-name="P1">+-------+-------------+------+-----+---------+-------+</text:p>
      <text:p text:style-name="P1">3 rows in set (0.00 sec)</text:p>
      <text:p text:style-name="P1"/>
      <text:p text:style-name="P1">mysql&gt; create index ind_roll on stud6(roll);</text:p>
      <text:p text:style-name="P1">Query OK, 0 rows affected (1.75 sec)</text:p>
      <text:p text:style-name="P1">Records: 0 <text:s/>Duplicates: 0 <text:s/>Warnings: 0</text:p>
      <text:p text:style-name="P1"/>
      <text:p text:style-name="P1"><text:soft-page-break/>mysql&gt; show indexes from stud6;</text:p>
      <text:p text:style-name="P1">+-------+------------+----------+--------------+-------------+-----------+-------------+----------+--------+------+------------+---------+---------------+---------+------------+</text:p>
      <text:p text:style-name="P1">| Table | Non_unique | Key_name | Seq_in_index | Column_name | Collation | Cardinality | Sub_part | Packed | Null | Index_type | Comment | Index_comment | Visible | Expression |</text:p>
      <text:p text:style-name="P1">+-------+------------+----------+--------------+-------------+-----------+-------------+----------+--------+------+------------+---------+---------------+---------+------------+</text:p>
      <text:p text:style-name="P1">| stud6 | <text:s text:c="9"/>1 | ind_roll | <text:s text:c="11"/>1 | roll <text:s text:c="7"/>| A <text:s text:c="8"/>| <text:s text:c="10"/>0 | <text:s text:c="4"/>NULL | <text:s text:c="2"/>NULL | YES <text:s/>| BTREE <text:s text:c="5"/>| <text:s text:c="8"/>| <text:s text:c="14"/>| YES <text:s text:c="4"/>| NULL <text:s text:c="6"/>|</text:p>
      <text:p text:style-name="P1">+-------+------------+----------+--------------+-------------+-----------+-------------+----------+--------+------+------------+---------+---------------+---------+------------+</text:p>
      <text:p text:style-name="P1">1 row in set (1.14 sec)</text:p>
      <text:p text:style-name="P1"/>
      <text:p text:style-name="P1">mysql&gt; desc stud6;</text:p>
      <text:p text:style-name="P1">+-------+-------------+------+-----+---------+-------+</text:p>
      <text:p text:style-name="P1">| Field | Type <text:s text:c="7"/>| Null | Key | Default | Extra |</text:p>
      <text:p text:style-name="P1">+-------+-------------+------+-----+---------+-------+</text:p>
      <text:p text:style-name="P1">| roll <text:s/>| int <text:s text:c="8"/>| YES <text:s/>| MUL | NULL <text:s text:c="3"/>| <text:s text:c="6"/>|</text:p>
      <text:p text:style-name="P1">| name <text:s/>| varchar(10) | YES <text:s/>| <text:s text:c="4"/>| NULL <text:s text:c="3"/>| <text:s text:c="6"/>|</text:p>
      <text:p text:style-name="P1">| marks | float <text:s text:c="6"/>| YES <text:s/>| <text:s text:c="4"/>| NULL <text:s text:c="3"/>| <text:s text:c="6"/>|</text:p>
      <text:p text:style-name="P1">+-------+-------------+------+-----+---------+-------+</text:p>
      <text:p text:style-name="P1">3 rows in set (0.00 sec)</text:p>
      <text:p text:style-name="P1"/>
      <text:p text:style-name="P1">mysql&gt; show indexes from stud6;</text:p>
      <text:p text:style-name="P1">+-------+------------+----------+--------------+-------------+-----------+-------------+----------+--------+------+------------+---------+---------------+---------+------------+</text:p>
      <text:p text:style-name="P1">| Table | Non_unique | Key_name | Seq_in_index | Column_name | Collation | Cardinality | Sub_part | Packed | Null | Index_type | Comment | Index_comment | Visible | Expression |</text:p>
      <text:p text:style-name="P1">+-------+------------+----------+--------------+-------------+-----------+-------------+----------+--------+------+------------+---------+---------------+---------+------------+</text:p>
      <text:p text:style-name="P1">| stud6 | <text:s text:c="9"/>1 | ind_roll | <text:s text:c="11"/>1 | roll <text:s text:c="7"/>| A <text:s text:c="8"/>| <text:s text:c="10"/>0 | <text:s text:c="4"/>NULL | <text:s text:c="2"/>NULL | YES <text:s/>| BTREE <text:s text:c="5"/>| <text:s text:c="8"/>| <text:s text:c="14"/>| YES <text:s text:c="4"/>| NULL <text:s text:c="6"/>|</text:p>
      <text:p text:style-name="P1">+-------+------------+----------+--------------+-------------+-----------+-------------+----------+--------+------+------------+---------+---------------+---------+------------+</text:p>
      <text:p text:style-name="P1">1 row in set (0.00 sec)</text:p>
      <text:p text:style-name="P1"/>
      <text:p text:style-name="P1">mysql&gt; </text:p>
      <text:p text:style-name="P1">mysql&gt; drop index ind_roll on stud6;</text:p>
      <text:p text:style-name="P1">Query OK, 0 rows affected (0.53 sec)</text:p>
      <text:p text:style-name="P1">Records: 0 <text:s/>Duplicates: 0 <text:s/>Warnings: 0</text:p>
      <text:p text:style-name="P1"/>
      <text:p text:style-name="P1">mysql&gt; desc stud6;</text:p>
      <text:p text:style-name="P1">+-------+-------------+------+-----+---------+-------+</text:p>
      <text:p text:style-name="P1"><text:soft-page-break/>| Field | Type <text:s text:c="7"/>| Null | Key | Default | Extra |</text:p>
      <text:p text:style-name="P1">+-------+-------------+------+-----+---------+-------+</text:p>
      <text:p text:style-name="P1">| roll <text:s/>| int <text:s text:c="8"/>| YES <text:s/>| <text:s text:c="4"/>| NULL <text:s text:c="3"/>| <text:s text:c="6"/>|</text:p>
      <text:p text:style-name="P1">| name <text:s/>| varchar(10) | YES <text:s/>| <text:s text:c="4"/>| NULL <text:s text:c="3"/>| <text:s text:c="6"/>|</text:p>
      <text:p text:style-name="P1">| marks | float <text:s text:c="6"/>| YES <text:s/>| <text:s text:c="4"/>| NULL <text:s text:c="3"/>| <text:s text:c="6"/>|</text:p>
      <text:p text:style-name="P1">+-------+-------------+------+-----+---------+-------+</text:p>
      <text:p text:style-name="P1">3 rows in set (0.00 sec)</text:p>
      <text:p text:style-name="P1"/>
      <text:p text:style-name="P1">mysql&gt; drop index roll on stud5;</text:p>
      <text:p text:style-name="P1">Query OK, 0 rows affected (0.48 sec)</text:p>
      <text:p text:style-name="P1">Records: 0 <text:s/>Duplicates: 0 <text:s/>Warnings: 0</text:p>
      <text:p text:style-name="P1"/>
      <text:p text:style-name="P1">mysql&gt; creat</text:p>
      <text:p text:style-name="P1"/>
      <text:p text:style-name="P1">mysql&gt; create temporary table stud7</text:p>
      <text:p text:style-name="P1"><text:s text:c="4"/>-&gt; (roll int,</text:p>
      <text:p text:style-name="P1"><text:s text:c="4"/>-&gt; marks float);</text:p>
      <text:p text:style-name="P1">Query OK, 0 rows affected (0.00 sec)</text:p>
      <text:p text:style-name="P1"/>
      <text:p text:style-name="P1">mysql&gt; insert into stud7 values (1,56.78);</text:p>
      <text:p text:style-name="P1">Query OK, 1 row affected (0.00 sec)</text:p>
      <text:p text:style-name="P1"/>
      <text:p text:style-name="P1">mysql&gt; insert into stud7 values (2,76.28);</text:p>
      <text:p text:style-name="P1">Query OK, 1 row affected (0.00 sec)</text:p>
      <text:p text:style-name="P1"/>
      <text:p text:style-name="P1">mysql&gt; insert into stud7 values (3,67.20);</text:p>
      <text:p text:style-name="P1">Query OK, 1 row affected (0.00 sec)</text:p>
      <text:p text:style-name="P1"/>
      <text:p text:style-name="P1">mysql&gt; select * from stud7;</text:p>
      <text:p text:style-name="P1">+------+-------+</text:p>
      <text:p text:style-name="P1">| roll | marks |</text:p>
      <text:p text:style-name="P1">+------+-------+</text:p>
      <text:p text:style-name="P1">| <text:s text:c="3"/>1 | 56.78 |</text:p>
      <text:p text:style-name="P1">| <text:s text:c="3"/>2 | 76.28 |</text:p>
      <text:p text:style-name="P1">| <text:s text:c="3"/>3 | <text:s/>67.2 |</text:p>
      <text:p text:style-name="P1">+------+-------+</text:p>
      <text:p text:style-name="P1">3 rows in set (0.00 sec)</text:p>
      <text:p text:style-name="P1"/>
      <text:p text:style-name="P1">mysql&gt; show tables;</text:p>
      <text:p text:style-name="P1">+-----------------+</text:p>
      <text:p text:style-name="P1">| Tables_in_pgdac |</text:p>
      <text:p text:style-name="P1">+-----------------+</text:p>
      <text:p text:style-name="P1">| final_data <text:s text:c="5"/>|</text:p>
      <text:p text:style-name="P1">| stud1 <text:s text:c="10"/>|</text:p>
      <text:p text:style-name="P1">| stud2 <text:s text:c="10"/>|</text:p>
      <text:p text:style-name="P1">| stud3 <text:s text:c="10"/>|</text:p>
      <text:p text:style-name="P1">| stud4 <text:s text:c="10"/>|</text:p>
      <text:p text:style-name="P1">| stud5 <text:s text:c="10"/>|</text:p>
      <text:p text:style-name="P1">| stud6 <text:s text:c="10"/>|</text:p>
      <text:p text:style-name="P1">| stud_view <text:s text:c="6"/>|</text:p>
      <text:p text:style-name="P1">| student <text:s text:c="8"/>|</text:p>
      <text:p text:style-name="P1">| student1 <text:s text:c="7"/>|</text:p>
      <text:p text:style-name="P1">| student2 <text:s text:c="7"/>|</text:p>
      <text:p text:style-name="P1"><text:soft-page-break/>| student3 <text:s text:c="7"/>|</text:p>
      <text:p text:style-name="P1">+-----------------+</text:p>
      <text:p text:style-name="P1">12 rows in set (0.00 sec)</text:p>
      <text:p text:style-name="P1"/>
      <text:p text:style-name="P1">mysql&gt; ^DBye</text:p>
      <text:p text:style-name="P1">mitu@skillologies:~$ mysql -u root -p</text:p>
      <text:p text:style-name="P1">Enter password: </text:p>
      <text:p text:style-name="P1">Welcome to the MySQL monitor. <text:s/>Commands end with ; or \g.</text:p>
      <text:p text:style-name="P1">Your MySQL connection id is 17</text:p>
      <text:p text:style-name="P1">Server version: 8.0.34-0ubuntu0.20.04.1 (Ubuntu)</text:p>
      <text:p text:style-name="P1"/>
      <text:p text:style-name="P1">Copyright (c) 2000, 2023, Oracle and/or its affiliates.</text:p>
      <text:p text:style-name="P1"/>
      <text:p text:style-name="P1">Oracle is a registered trademark of Oracle Corporation and/or its</text:p>
      <text:p text:style-name="P1">affiliates. Other names may be trademarks of their respective</text:p>
      <text:p text:style-name="P1">owners.</text:p>
      <text:p text:style-name="P1"/>
      <text:p text:style-name="P1">Type 'help;' or '\h' for help. Type '\c' to clear the current input statement.</text:p>
      <text:p text:style-name="P1"/>
      <text:p text:style-name="P1">mysql&gt; use pgdac;</text:p>
      <text:p text:style-name="P1">Reading table information for completion of table and column names</text:p>
      <text:p text:style-name="P1">You can turn off this feature to get a quicker startup with -A</text:p>
      <text:p text:style-name="P1"/>
      <text:p text:style-name="P1">Database changed</text:p>
      <text:p text:style-name="P1">mysql&gt; select * from stud7;</text:p>
      <text:p text:style-name="P1">ERROR 1146 (42S02): Table 'pgdac.stud7' doesn't exist</text:p>
      <text:p text:style-name="P1">mysql&gt; </text:p>
      <text:p text:style-name="P1">mysql&gt; select * from stud5;</text:p>
      <text:p text:style-name="P1">Empty set (0.01 sec)</text:p>
      <text:p text:style-name="P1"/>
      <text:p text:style-name="P1">mysql&gt; select * from stud4;</text:p>
      <text:p text:style-name="P1">+------+--------+-------+</text:p>
      <text:p text:style-name="P1">| roll | name <text:s text:c="2"/>| marks |</text:p>
      <text:p text:style-name="P1">+------+--------+-------+</text:p>
      <text:p text:style-name="P1">| <text:s text:c="3"/>2 | Alisha | 72.34 |</text:p>
      <text:p text:style-name="P1">| <text:s text:c="3"/>4 | Rima <text:s text:c="2"/>| 72.45 |</text:p>
      <text:p text:style-name="P1">| <text:s text:c="3"/>6 | Riya <text:s text:c="2"/>| 65.34 |</text:p>
      <text:p text:style-name="P1">+------+--------+-------+</text:p>
      <text:p text:style-name="P1">3 rows in set (0.00 sec)</text:p>
      <text:p text:style-name="P1"/>
      <text:p text:style-name="P1">mysql&gt; create temporary table stud7 select * from stud4;</text:p>
      <text:p text:style-name="P1">Query OK, 3 rows affected (0.00 sec)</text:p>
      <text:p text:style-name="P1">Records: 3 <text:s/>Duplicates: 0 <text:s/>Warnings: 0</text:p>
      <text:p text:style-name="P1"/>
      <text:p text:style-name="P1">mysql&gt; </text:p>
      <text:p text:style-name="P1">mysql&gt; select * from student;</text:p>
      <text:p text:style-name="P1">+------+--------+-------+-------+------+</text:p>
      <text:p text:style-name="P1">| roll | name <text:s text:c="2"/>| marks | class | age <text:s/>|</text:p>
      <text:p text:style-name="P1">+------+--------+-------+-------+------+</text:p>
      <text:p text:style-name="P1">| <text:s text:c="3"/>2 | Vijaya | 67.84 | TY <text:s text:c="3"/>| <text:s text:c="2"/>21 |</text:p>
      <text:p text:style-name="P1">| <text:s text:c="3"/>7 | Ashok <text:s/>| 62.95 | SY <text:s text:c="3"/>| <text:s text:c="2"/>20 |</text:p>
      <text:p text:style-name="P1">| <text:s text:c="3"/>8 | Priya <text:s/>| 55.26 | SY <text:s text:c="3"/>| <text:s text:c="2"/>22 |</text:p>
      <text:p text:style-name="P1"><text:soft-page-break/>| <text:s text:c="3"/>9 | Rajesh | 81.93 | SY <text:s text:c="3"/>| <text:s text:c="2"/>22 |</text:p>
      <text:p text:style-name="P1">| <text:s text:c="3"/>1 | NULL <text:s text:c="2"/>| 67.32 | TY <text:s text:c="3"/>| <text:s text:c="2"/>27 |</text:p>
      <text:p text:style-name="P1">+------+--------+-------+-------+------+</text:p>
      <text:p text:style-name="P1">5 rows in set (0.00 sec)</text:p>
      <text:p text:style-name="P1"/>
      <text:p text:style-name="P1">mysql&gt; select * from student limit 3;</text:p>
      <text:p text:style-name="P1">+------+--------+-------+-------+------+</text:p>
      <text:p text:style-name="P1">| roll | name <text:s text:c="2"/>| marks | class | age <text:s/>|</text:p>
      <text:p text:style-name="P1">+------+--------+-------+-------+------+</text:p>
      <text:p text:style-name="P1">| <text:s text:c="3"/>2 | Vijaya | 67.84 | TY <text:s text:c="3"/>| <text:s text:c="2"/>21 |</text:p>
      <text:p text:style-name="P1">| <text:s text:c="3"/>7 | Ashok <text:s/>| 62.95 | SY <text:s text:c="3"/>| <text:s text:c="2"/>20 |</text:p>
      <text:p text:style-name="P1">| <text:s text:c="3"/>8 | Priya <text:s/>| 55.26 | SY <text:s text:c="3"/>| <text:s text:c="2"/>22 |</text:p>
      <text:p text:style-name="P1">+------+--------+-------+-------+------+</text:p>
      <text:p text:style-name="P1">3 rows in set (0.00 sec)</text:p>
      <text:p text:style-name="P1"/>
      <text:p text:style-name="P1">mysql&gt; select * from student limit -3;</text:p>
      <text:p text:style-name="P1">ERROR 1064 (42000): You have an error in your SQL syntax; check the manual that corresponds to your MySQL server version for the right syntax to use near '-3' at line 1</text:p>
      <text:p text:style-name="P1">mysql&gt; </text:p>
      <text:p text:style-name="P1">mysql&gt; select * from student limit 0;</text:p>
      <text:p text:style-name="P1">Empty set (0.00 sec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9T09:47:27.761003507</meta:creation-date>
    <dc:date>2023-09-29T09:47:57.292679630</dc:date>
    <meta:editing-duration>PT32S</meta:editing-duration>
    <meta:editing-cycles>1</meta:editing-cycles>
    <meta:document-statistic meta:table-count="0" meta:image-count="0" meta:object-count="0" meta:page-count="17" meta:paragraph-count="685" meta:word-count="4050" meta:character-count="25917" meta:non-whitespace-character-count="20669"/>
    <meta:generator>LibreOffice/7.4.1.2$Linux_X86_64 LibreOffice_project/3c58a8f3a960df8bc8fd77b461821e42c061c5f0</meta:generator>
  </office:meta>
</office:document-meta>
</file>